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342.28pt" svg:x="255.69pt" svg:y="18.34pt">
            <loext:p draw:notify-on-update-of-ranges="Sheet1.A5:Sheet1.A12 Sheet1.B3:Sheet1.B3 Sheet1.B5:Sheet1.B12 Sheet1.A5:Sheet1.A12 Sheet1.C3:Sheet1.C3 Sheet1.C5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ngle +/1</text:p>
          </table:table-cell>
          <table:table-cell table:style-name="ce1" office:value-type="string" calcext:value-type="string">
            <text:p>Lr 0.01, ep5</text:p>
          </table:table-cell>
          <table:table-cell office:value-type="string" calcext:value-type="string">
            <text:p>Lr 0.01, ep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24" calcext:value-type="float">
            <text:p>0.96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1" calcext:value-type="float">
            <text:p>0.971</text:p>
          </table:table-cell>
          <table:table-cell office:value-type="float" office:value="0.9754" calcext:value-type="float">
            <text:p>0.9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75" calcext:value-type="float">
            <text:p>0.9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28" calcext:value-type="float">
            <text:p>0.97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769" calcext:value-type="float">
            <text:p>0.9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3" calcext:value-type="float">
            <text:p>0.973</text:p>
          </table:table-cell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46" calcext:value-type="float">
            <text:p>0.9646</text:p>
          </table:table-cell>
          <table:table-cell office:value-type="float" office:value="0.9717" calcext:value-type="float">
            <text:p>0.9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7:30:31.0699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6:09:11.680871000</meta:creation-date>
    <dc:date>2016-03-11T17:30:49.767399000</dc:date>
    <meta:editing-duration>PT4H45M2S</meta:editing-duration>
    <meta:editing-cycles>19</meta:editing-cycles>
    <meta:generator>LibreOffice/5.1.0.3$MacOSX_X86_64 LibreOffice_project/5e3e00a007d9b3b6efb6797a8b8e57b51ab1f737</meta:generator>
    <meta:document-statistic meta:table-count="1" meta:cell-count="25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2.076cm" xlink:href=".." xlink:type="simple" chart:class="chart:scatter" chart:style-name="ch1">
        <chart:title svg:x="5.445cm" svg:y="0.377cm" chart:style-name="ch2">
          <text:p>Performance and Epoch</text:p>
        </chart:title>
        <chart:subtitle svg:x="4.273cm" svg:y="1.406cm" chart:style-name="ch3">
          <text:p>MNIST dataset with 3-layer neural network</text:p>
        </chart:subtitle>
        <chart:plot-area chart:style-name="ch4" table:cell-range-address="Sheet1.A5:Sheet1.C12 Sheet1.B3:Sheet1.C3" chart:data-source-has-labels="row" svg:x="1.319cm" svg:y="2.322cm" svg:width="14.361cm" svg:height="8.544cm">
          <chartooo:coordinate-region svg:x="2.439cm" svg:y="2.52cm" svg:width="13.043cm" svg:height="7.705cm"/>
          <chart:axis chart:dimension="x" chart:name="primary-x" chart:style-name="ch5">
            <chart:title svg:x="5.552cm" svg:y="11.107cm" chart:style-name="ch6">
              <text:p>additional images at a+/- angle (degrees)</text:p>
            </chart:title>
          </chart:axis>
          <chart:axis chart:dimension="y" chart:name="primary-y" chart:style-name="ch7">
            <chart:title svg:x="0.451cm" svg:y="7.538cm" chart:style-name="ch8">
              <text:p>performance</text:p>
            </chart:title>
            <chart:grid chart:style-name="ch9" chart:class="major"/>
          </chart:axis>
          <chart:series chart:style-name="ch10" chart:values-cell-range-address="Sheet1.B5:Sheet1.B12" chart:label-cell-address="Sheet1.B3:Sheet1.B3" chart:class="chart:scatter">
            <chart:domain table:cell-range-address="Sheet1.A5:Sheet1.A12"/>
            <chart:data-point chart:repeated="8"/>
          </chart:series>
          <chart:series chart:style-name="ch11" chart:values-cell-range-address="Sheet1.C5:Sheet1.C12" chart:label-cell-address="Sheet1.C3:Sheet1.C3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r 0.01, ep5</text:p>
                <draw:g>
                  <svg:desc>Sheet1.B3:Sheet1.B3</svg:desc>
                </draw:g>
              </table:table-cell>
              <table:table-cell office:value-type="string">
                <text:p>Lr 0.01, ep10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12</svg:desc>
                </draw:g>
              </table:table-cell>
              <table:table-cell office:value-type="float" office:value="0.9624">
                <text:p>0.9624</text:p>
                <draw:g>
                  <svg:desc>Sheet1.B5:Sheet1.B12</svg:desc>
                </draw:g>
              </table:table-cell>
              <table:table-cell office:value-type="float" office:value="NaN">
                <text:p>NaN</text:p>
                <draw:g>
                  <svg:desc>Sheet1.C5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71">
                <text:p>0.971</text:p>
              </table:table-cell>
              <table:table-cell office:value-type="float" office:value="0.9754">
                <text:p>0.9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973">
                <text:p>0.973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9728">
                <text:p>0.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9745">
                <text:p>0.9745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9726">
                <text:p>0.9726</text:p>
              </table:table-cell>
              <table:table-cell office:value-type="float" office:value="0.9769">
                <text:p>0.9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973">
                <text:p>0.973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.9646">
                <text:p>0.9646</text:p>
              </table:table-cell>
              <table:table-cell office:value-type="float" office:value="0.9717">
                <text:p>0.9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